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style:font-name="Liberation Serif" fo:font-size="12pt" fo:font-weight="normal" officeooo:rsid="005a8fb5" officeooo:paragraph-rsid="005a8fb5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style:font-name="Liberation Serif" fo:font-size="12pt" fo:font-weight="normal" officeooo:rsid="005c4682" officeooo:paragraph-rsid="005c4682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style:font-name="Liberation Serif" fo:font-size="12pt" fo:font-weight="normal" officeooo:rsid="005e1215" officeooo:paragraph-rsid="005e1215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use-window-font-color="true" style:font-name="Liberation Serif" fo:font-size="12pt" fo:font-weight="normal" officeooo:rsid="005e2223" officeooo:paragraph-rsid="005e2223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style:font-name="Liberation Serif" fo:font-size="12pt" fo:font-weight="normal" officeooo:rsid="005fa6d2" officeooo:paragraph-rsid="005fa6d2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use-window-font-color="true" style:font-name="Liberation Serif" fo:font-size="12pt" fo:font-weight="normal" officeooo:rsid="00611930" officeooo:paragraph-rsid="00611930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style:font-name="Liberation Serif" fo:font-size="12pt" fo:font-weight="normal" officeooo:rsid="00639f13" officeooo:paragraph-rsid="00639f13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style:font-name="Liberation Serif" fo:font-size="12pt" fo:font-weight="normal" officeooo:rsid="00655913" officeooo:paragraph-rsid="00655913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style:font-name="Liberation Serif" fo:font-size="12pt" fo:font-weight="normal" officeooo:rsid="0066e7c4" officeooo:paragraph-rsid="0066e7c4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use-window-font-color="true" style:font-name="Liberation Serif" fo:font-size="12pt" fo:font-weight="normal" officeooo:rsid="0067e87e" officeooo:paragraph-rsid="0067e87e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72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73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74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75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76" style:family="paragraph" style:parent-style-name="Standard">
      <style:text-properties style:use-window-font-color="true" style:font-name="Liberation Serif" fo:font-size="16pt" fo:font-weight="bold" officeooo:rsid="005560ac" officeooo:paragraph-rsid="005560ac" fo:background-color="transparent" style:font-size-asian="16pt" style:font-weight-asian="bold" style:font-size-complex="16pt" style:font-weight-complex="bold"/>
    </style:style>
    <style:style style:name="P77" style:family="paragraph" style:parent-style-name="Standard">
      <style:text-properties style:use-window-font-color="true" style:font-name="Liberation Serif" fo:font-size="16pt" fo:font-weight="bold" officeooo:rsid="0055f1fd" officeooo:paragraph-rsid="0055f1fd" fo:background-color="transparent" style:font-size-asian="16pt" style:font-weight-asian="bold" style:font-size-complex="16pt" style:font-weight-complex="bold"/>
    </style:style>
    <style:style style:name="P78" style:family="paragraph" style:parent-style-name="Standard">
      <style:text-properties style:use-window-font-color="true" style:font-name="Liberation Serif" fo:font-size="16pt" fo:font-weight="bold" officeooo:rsid="005e1215" officeooo:paragraph-rsid="005e1215" fo:background-color="transparent" style:font-size-asian="16pt" style:font-weight-asian="bold" style:font-size-complex="16pt" style:font-weight-complex="bold"/>
    </style:style>
    <style:style style:name="P79" style:family="paragraph" style:parent-style-name="Standard">
      <style:text-properties style:use-window-font-color="true" style:font-name="Liberation Serif" fo:font-size="16pt" fo:font-weight="bold" officeooo:rsid="00639f13" officeooo:paragraph-rsid="00639f13" fo:background-color="transparent" style:font-size-asian="16pt" style:font-weight-asian="bold" style:font-size-complex="16pt" style:font-weight-complex="bold"/>
    </style:style>
    <style:style style:name="P80" style:family="paragraph" style:parent-style-name="Standard">
      <style:text-properties style:use-window-font-color="true" style:font-name="Liberation Serif" fo:font-size="16pt" fo:font-weight="bold" officeooo:rsid="00655913" officeooo:paragraph-rsid="00655913" fo:background-color="transparent" style:font-size-asian="16pt" style:font-weight-asian="bold" style:font-size-complex="16pt" style:font-weight-complex="bold"/>
    </style:style>
    <style:style style:name="P81" style:family="paragraph" style:parent-style-name="Standard">
      <style:text-properties style:use-window-font-color="true" style:font-name="Liberation Serif" fo:font-size="16pt" fo:font-weight="bold" officeooo:rsid="006567c0" officeooo:paragraph-rsid="006567c0" fo:background-color="transparent" style:font-size-asian="16pt" style:font-weight-asian="bold" style:font-size-complex="16pt" style:font-weight-complex="bold"/>
    </style:style>
    <style:style style:name="P82" style:family="paragraph" style:parent-style-name="Standard">
      <style:text-properties style:use-window-font-color="true" style:font-name="Liberation Serif" fo:font-size="16pt" fo:font-weight="bold" officeooo:rsid="0067e87e" officeooo:paragraph-rsid="0067e87e" fo:background-color="transparent" style:font-size-asian="16pt" style:font-weight-asian="bold" style:font-size-complex="16pt" style:font-weight-complex="bold"/>
    </style:style>
    <style:style style:name="P83" style:family="paragraph" style:parent-style-name="Standard">
      <style:text-properties style:use-window-font-color="true" style:font-name="Liberation Serif" fo:font-size="16pt" fo:font-weight="bold" officeooo:rsid="00688d4a" officeooo:paragraph-rsid="00688d4a" fo:background-color="transparent" style:font-size-asian="16pt" style:font-weight-asian="bold" style:font-size-complex="16pt" style:font-weight-complex="bold"/>
    </style:style>
    <style:style style:name="P84" style:family="paragraph" style:parent-style-name="Standard">
      <style:text-properties officeooo:paragraph-rsid="00201bb2"/>
    </style:style>
    <style:style style:name="P85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87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93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94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95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96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98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99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100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101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102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103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105" style:family="paragraph" style:parent-style-name="Standard">
      <style:text-properties officeooo:rsid="002e094a" officeooo:paragraph-rsid="002e094a"/>
    </style:style>
    <style:style style:name="P106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107" style:family="paragraph" style:parent-style-name="Standard">
      <style:text-properties officeooo:rsid="00351a21" officeooo:paragraph-rsid="00351a21"/>
    </style:style>
    <style:style style:name="P108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109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110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111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112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113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114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115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116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117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118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119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120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121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122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123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124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127" style:family="paragraph" style:parent-style-name="Standard">
      <style:text-properties fo:font-size="10pt" officeooo:paragraph-rsid="00201bb2" style:font-size-asian="10pt" style:font-size-complex="10pt"/>
    </style:style>
    <style:style style:name="P128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129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130" style:family="paragraph" style:parent-style-name="Standard">
      <style:text-properties officeooo:paragraph-rsid="00395ff6"/>
    </style:style>
    <style:style style:name="P131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35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36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37" style:family="paragraph" style:parent-style-name="Standard">
      <style:text-properties fo:color="#1e6a39" style:font-name="DejaVu Sans Mono" fo:font-size="10pt" fo:font-weight="bold" officeooo:rsid="0053f60d" officeooo:paragraph-rsid="0053f60d" fo:background-color="transparent" style:font-size-asian="10pt" style:font-weight-asian="bold" style:font-size-complex="10pt" style:font-weight-complex="bold"/>
    </style:style>
    <style:style style:name="P138" style:family="paragraph" style:parent-style-name="Standard">
      <style:text-properties fo:color="#1e6a39" style:font-name="DejaVu Sans Mono" fo:font-size="10pt" fo:font-weight="bold" officeooo:rsid="005a8fb5" officeooo:paragraph-rsid="005a8fb5" fo:background-color="transparent" style:font-size-asian="10pt" style:font-weight-asian="bold" style:font-size-complex="10pt" style:font-weight-complex="bold"/>
    </style:style>
    <style:style style:name="P139" style:family="paragraph" style:parent-style-name="Standard">
      <style:text-properties fo:color="#1e6a39" style:font-name="DejaVu Sans Mono" fo:font-size="10pt" fo:font-weight="bold" officeooo:rsid="005a8fb5" officeooo:paragraph-rsid="005c4682" fo:background-color="transparent" style:font-size-asian="10pt" style:font-weight-asian="bold" style:font-size-complex="10pt" style:font-weight-complex="bold"/>
    </style:style>
    <style:style style:name="P140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41" style:family="paragraph" style:parent-style-name="Standard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1e6a39" style:font-name="DejaVu Sans Mono" fo:font-size="10pt" fo:font-weight="bold" officeooo:paragraph-rsid="005c4682" style:font-size-asian="10pt" style:font-weight-asian="bold" style:font-size-complex="10pt" style:font-weight-complex="bold"/>
    </style:style>
    <style:style style:name="P143" style:family="paragraph" style:parent-style-name="Standard">
      <style:text-properties fo:color="#c586c0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P144" style:family="paragraph" style:parent-style-name="Standard">
      <style:text-properties fo:color="#dcdcaa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6" style:family="paragraph" style:parent-style-name="Standard">
      <style:text-properties fo:color="#d4d4d4" style:font-name="Droid Sans Mono" fo:font-size="10.5pt" fo:font-weight="normal" officeooo:rsid="005e2223" officeooo:paragraph-rsid="005e2223" fo:background-color="#1e1e1e" style:font-size-asian="10.5pt" style:font-weight-asian="normal" style:font-size-complex="12pt" style:font-weight-complex="normal"/>
    </style:style>
    <style:style style:name="P147" style:family="paragraph" style:parent-style-name="Standard">
      <style:text-properties fo:color="#d4d4d4" style:font-name="Droid Sans Mono" fo:font-size="10.5pt" fo:font-weight="normal" officeooo:rsid="005fa6d2" officeooo:paragraph-rsid="005fa6d2" fo:background-color="#1e1e1e" style:font-size-asian="10.5pt" style:font-weight-asian="normal" style:font-size-complex="12pt" style:font-weight-complex="normal"/>
    </style:style>
    <style:style style:name="P148" style:family="paragraph" style:parent-style-name="Standard">
      <style:text-properties fo:color="#d4d4d4" style:font-name="Droid Sans Mono" fo:font-size="10.5pt" fo:font-weight="normal" officeooo:rsid="00611930" officeooo:paragraph-rsid="00611930" fo:background-color="#1e1e1e" style:font-size-asian="10.5pt" style:font-weight-asian="normal" style:font-size-complex="12pt" style:font-weight-complex="normal"/>
    </style:style>
    <style:style style:name="P149" style:family="paragraph" style:parent-style-name="Preformatted_20_Text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50" style:family="paragraph" style:parent-style-name="Standard">
      <style:text-properties style:use-window-font-color="true" style:font-name="Liberation Serif" fo:font-size="12pt" fo:font-weight="normal" officeooo:rsid="005e1215" officeooo:paragraph-rsid="005e1215" fo:background-color="transparent" style:font-size-asian="10.5pt" style:font-weight-asian="normal" style:font-size-complex="12pt" style:font-weight-complex="normal"/>
    </style:style>
    <style:style style:name="P151" style:family="paragraph" style:parent-style-name="Standard">
      <style:text-properties style:use-window-font-color="true" style:font-name="Liberation Serif" fo:font-size="12pt" fo:font-weight="normal" officeooo:rsid="006ac73a" officeooo:paragraph-rsid="006ac73a" fo:background-color="transparent" style:font-size-asian="10.5pt" style:font-weight-asian="normal" style:font-size-complex="12pt" style:font-weight-complex="normal"/>
    </style:style>
    <style:style style:name="P152" style:family="paragraph" style:parent-style-name="Standard">
      <style:text-properties style:use-window-font-color="true" style:font-name="Liberation Serif" fo:font-size="12pt" fo:font-weight="normal" officeooo:rsid="006c8667" officeooo:paragraph-rsid="006c8667" fo:background-color="transparent" style:font-size-asian="10.5pt" style:font-weight-asian="normal" style:font-size-complex="12pt" style:font-weight-complex="normal"/>
    </style:style>
    <style:style style:name="P153" style:family="paragraph" style:parent-style-name="Standard">
      <style:text-properties style:use-window-font-color="true" style:font-name="Liberation Serif" fo:font-size="16pt" fo:font-weight="bold" officeooo:rsid="006ac73a" officeooo:paragraph-rsid="006ac73a" fo:background-color="transparent" style:font-size-asian="16pt" style:font-weight-asian="bold" style:font-size-complex="16pt" style:font-weight-complex="bold"/>
    </style:style>
    <style:style style:name="P154" style:family="paragraph" style:parent-style-name="Standard">
      <style:text-properties style:use-window-font-color="true" style:font-name="Liberation Serif" fo:font-size="16pt" fo:font-weight="bold" officeooo:rsid="006c8667" officeooo:paragraph-rsid="006c8667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Liberation Serif" fo:font-size="12pt" fo:font-weight="normal" officeooo:rsid="005c4682" style:font-size-asian="12pt" style:font-weight-asian="normal" style:font-size-complex="12pt" style:font-weight-complex="normal"/>
    </style:style>
    <style:style style:name="T17" style:family="text">
      <style:text-properties officeooo:rsid="002384c6"/>
    </style:style>
    <style:style style:name="T18" style:family="text">
      <style:text-properties officeooo:rsid="002420d1"/>
    </style:style>
    <style:style style:name="T19" style:family="text">
      <style:text-properties officeooo:rsid="00247a81"/>
    </style:style>
    <style:style style:name="T20" style:family="text">
      <style:text-properties fo:font-weight="bold" officeooo:rsid="0025e893" style:font-weight-asian="bold" style:font-weight-complex="bold"/>
    </style:style>
    <style:style style:name="T21" style:family="text">
      <style:text-properties fo:color="#f10d0c" fo:font-weight="bold" style:font-weight-asian="bold" style:font-weight-complex="bold"/>
    </style:style>
    <style:style style:name="T22" style:family="text">
      <style:text-properties fo:color="#f10d0c" fo:font-weight="bold" officeooo:rsid="0025e893" style:font-weight-asian="bold" style:font-weight-complex="bold"/>
    </style:style>
    <style:style style:name="T23" style:family="text">
      <style:text-properties fo:color="#f10d0c" fo:font-weight="bold" officeooo:rsid="00196765" style:font-weight-asian="bold" style:font-weight-complex="bold"/>
    </style:style>
    <style:style style:name="T24" style:family="text">
      <style:text-properties fo:color="#f10d0c" fo:font-weight="bold" officeooo:rsid="00535c5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e893" style:font-weight-asian="normal" style:font-weight-complex="normal"/>
    </style:style>
    <style:style style:name="T27" style:family="text">
      <style:text-properties fo:font-weight="normal" officeooo:rsid="00344a0e" style:font-weight-asian="normal" style:font-weight-complex="normal"/>
    </style:style>
    <style:style style:name="T28" style:family="text">
      <style:text-properties officeooo:rsid="00292d60"/>
    </style:style>
    <style:style style:name="T29" style:family="text">
      <style:text-properties officeooo:rsid="0029c8fa"/>
    </style:style>
    <style:style style:name="T30" style:family="text">
      <style:text-properties style:font-name="Liberation Serif"/>
    </style:style>
    <style:style style:name="T31" style:family="text">
      <style:text-properties fo:background-color="#ffa6a6" loext:char-shading-value="0"/>
    </style:style>
    <style:style style:name="T32" style:family="text">
      <style:text-properties officeooo:rsid="0029c8fa" fo:background-color="#ffa6a6" loext:char-shading-value="0"/>
    </style:style>
    <style:style style:name="T33" style:family="text">
      <style:text-properties officeooo:rsid="002b8794" fo:background-color="#ffa6a6" loext:char-shading-value="0"/>
    </style:style>
    <style:style style:name="T34" style:family="text">
      <style:text-properties officeooo:rsid="002b8794"/>
    </style:style>
    <style:style style:name="T35" style:family="text">
      <style:text-properties officeooo:rsid="002d2162"/>
    </style:style>
    <style:style style:name="T36" style:family="text">
      <style:text-properties officeooo:rsid="002e3a89"/>
    </style:style>
    <style:style style:name="T37" style:family="text">
      <style:text-properties officeooo:rsid="00351a21"/>
    </style:style>
    <style:style style:name="T38" style:family="text">
      <style:text-properties officeooo:rsid="00362fec"/>
    </style:style>
    <style:style style:name="T39" style:family="text">
      <style:text-properties officeooo:rsid="003740fe"/>
    </style:style>
    <style:style style:name="T40" style:family="text">
      <style:text-properties officeooo:rsid="00377f60"/>
    </style:style>
    <style:style style:name="T41" style:family="text">
      <style:text-properties officeooo:rsid="0037a548"/>
    </style:style>
    <style:style style:name="T42" style:family="text">
      <style:text-properties officeooo:rsid="003aa3d5"/>
    </style:style>
    <style:style style:name="T43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69d32" fo:background-color="transparent" loext:char-shading-value="0"/>
    </style:style>
    <style:style style:name="T47" style:family="text">
      <style:text-properties officeooo:rsid="004241eb" fo:background-color="transparent" loext:char-shading-value="0"/>
    </style:style>
    <style:style style:name="T48" style:family="text">
      <style:text-properties officeooo:rsid="00477998"/>
    </style:style>
    <style:style style:name="T49" style:family="text">
      <style:text-properties fo:color="#1e6a39" style:font-name="DejaVu Sans Mono" fo:font-size="10pt" style:font-size-asian="10pt" style:font-size-complex="10pt"/>
    </style:style>
    <style:style style:name="T50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1" style:family="text">
      <style:text-properties officeooo:rsid="0049cb6e"/>
    </style:style>
    <style:style style:name="T52" style:family="text">
      <style:text-properties officeooo:rsid="004b9492"/>
    </style:style>
    <style:style style:name="T53" style:family="text">
      <style:text-properties officeooo:rsid="004f50e5"/>
    </style:style>
    <style:style style:name="T54" style:family="text">
      <style:text-properties officeooo:rsid="00535c59"/>
    </style:style>
    <style:style style:name="T55" style:family="text">
      <style:text-properties officeooo:rsid="0056b6f8"/>
    </style:style>
    <style:style style:name="T56" style:family="text">
      <style:text-properties fo:color="#c9211e" fo:font-weight="bold" style:font-weight-asian="bold" style:font-weight-complex="bold"/>
    </style:style>
    <style:style style:name="T57" style:family="text">
      <style:text-properties officeooo:rsid="005c4682"/>
    </style:style>
    <style:style style:name="T58" style:family="text">
      <style:text-properties fo:color="#9cdcfe"/>
    </style:style>
    <style:style style:name="T59" style:family="text">
      <style:text-properties fo:color="#dcdcaa"/>
    </style:style>
    <style:style style:name="T60" style:family="text">
      <style:text-properties fo:color="#c586c0"/>
    </style:style>
    <style:style style:name="T61" style:family="text">
      <style:text-properties fo:color="#4ec9b0"/>
    </style:style>
    <style:style style:name="T62" style:family="text">
      <style:text-properties fo:color="#ce9178"/>
    </style:style>
    <style:style style:name="T63" style:family="text">
      <style:text-properties fo:color="#569cd6"/>
    </style:style>
    <style:style style:name="T64" style:family="text">
      <style:text-properties officeooo:rsid="00611930"/>
    </style:style>
    <style:style style:name="T65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Django <text:span text:style-name="T2">with Net Ninja</text:span></text:p>
      <text:p text:style-name="P1"/>
      <text:p text:style-name="P1"/>
      <text:p text:style-name="P100">video 1</text:p>
      <text:p text:style-name="P5"/>
      <text:p text:style-name="P5">Intro to Django and summary of <text:span text:style-name="T30">what I coming</text:span></text:p>
      <text:p text:style-name="P5"/>
      <text:p text:style-name="P5"/>
      <text:p text:style-name="P5"/>
      <text:p text:style-name="P100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101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95">from django.conf.urls import url</text:p>
      <text:p text:style-name="P95">from django.contrib import admin</text:p>
      <text:p text:style-name="P95">from .import views<text:span text:style-name="T30"> </text:span><text:span text:style-name="T13"><text:s text:c="7"/></text:span><text:span text:style-name="T14">&lt;-see below</text:span></text:p>
      <text:p text:style-name="P128"/>
      <text:p text:style-name="P129"/>
      <text:p text:style-name="P125">urlpatterns = [</text:p>
      <text:p text:style-name="P125"><text:tab/>url(r’^admin/’,admin.site.urls),</text:p>
      <text:p text:style-name="P126"><text:tab/>url(r’^a<text:span text:style-name="T3">bout</text:span>/<text:span text:style-name="T3">$</text:span>’,<text:span text:style-name="T4">views.about</text:span>),</text:p>
      <text:p text:style-name="P126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122">urlpatterns = [</text:p>
      <text:p text:style-name="P123"><text:tab/>path('admin/',admin.site.urls),</text:p>
      <text:p text:style-name="P123"><text:tab/>path('about/',views.about),</text:p>
      <text:p text:style-name="P123"><text:tab/>path('',views.homepage),</text:p>
      <text:p text:style-name="P124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120">from django.http import HttpResponse</text:p>
      <text:p text:style-name="P120"/>
      <text:p text:style-name="P120">def homepage(request):</text:p>
      <text:p text:style-name="P120"><text:tab/>return HttpResponse(‘homepage’)</text:p>
      <text:p text:style-name="P120"/>
      <text:p text:style-name="P120">def about(request):</text:p>
      <text:p text:style-name="P120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120"><text:soft-page-break/>from.import views</text:p>
      <text:p text:style-name="P13"/>
      <text:p text:style-name="P13"><text:span text:style-name="T28">T</text:span>he dot between <text:span text:style-name="T21">from</text:span> and <text:span text:style-name="T21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84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121">from django.shortcuts import render</text:p>
      <text:p text:style-name="P15"/>
      <text:p text:style-name="P15">and modify the two functions to</text:p>
      <text:p text:style-name="P15"/>
      <text:p text:style-name="P119">def homepage(request):</text:p>
      <text:p text:style-name="P127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119"/>
      <text:p text:style-name="P119">def about(request):</text:p>
      <text:p text:style-name="P119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7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8">One thing </text:span><text:span text:style-name="T19">the new app folder does not have is a urls.py file</text:span></text:p>
      <text:p text:style-name="P18"/>
      <text:p text:style-name="P19">Create a <text:span text:style-name="T21">urls.py</text:span> file and copy from the main <text:span text:style-name="T21">urls.py</text:span> file. We can get rid of the admin import and replace the existing ones with a single url path for a homepage for the articles which we will call <text:span text:style-name="T21">views.article_list</text:span><text:span text:style-name="T25">.</text:span></text:p>
      <text:p text:style-name="P32"/>
      <text:p text:style-name="P20"><text:soft-page-break/><text:span text:style-name="T25">Next </text:span><text:span text:style-name="T26">create a </text:span><text:span text:style-name="T22">templates</text:span><text:span text:style-name="T20"> </text:span><text:span text:style-name="T26">folder within the application folder (</text:span><text:span text:style-name="T22">articles</text:span><text:span text:style-name="T26">) and inside this </text:span><text:span text:style-name="T22">templates</text:span><text:span text:style-name="T26"> folder create a folder called </text:span><text:span text:style-name="T22">articles</text:span><text:span text:style-name="T26"> where the actual template files will live. This avoids confusion over which templates folder we are looking at.</text:span></text:p>
      <text:p text:style-name="P33"/>
      <text:p text:style-name="P21"><text:span text:style-name="T26">C</text:span><text:span text:style-name="T25">reate the first template which we will call </text:span><text:span text:style-name="T21">article_list.html</text:span></text:p>
      <text:p text:style-name="P33"/>
      <text:p text:style-name="P20"><text:span text:style-name="T26">Then </text:span><text:span text:style-name="T25">go to </text:span><text:span text:style-name="T21">views.py</text:span><text:span text:style-name="T25"> </text:span><text:span text:style-name="T26">and repeat video4 procedure.</text:span></text:p>
      <text:p text:style-name="P33"/>
      <text:p text:style-name="P87">def article_list(request):</text:p>
      <text:p text:style-name="P87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97">‘articles’</text:p>
      <text:p text:style-name="P28"/>
      <text:p text:style-name="P29">In order for the urls in the articles folder to be found we have to include the articles.urls file in the main urls.py file in the root <text:span text:style-name="T29">thus</text:span></text:p>
      <text:p text:style-name="P28"/>
      <text:p text:style-name="P94">from django.conf.urls import url<text:span text:style-name="T31">,</text:span><text:span text:style-name="T32">include</text:span></text:p>
      <text:p text:style-name="P94">from django.contrib import admin</text:p>
      <text:p text:style-name="P90">from .import views</text:p>
      <text:p text:style-name="P96"/>
      <text:p text:style-name="P91">urlpatterns = [</text:p>
      <text:p text:style-name="P92"><text:tab/>path('admin/',<text:span text:style-name="T34">admin.site.urls</text:span>),</text:p>
      <text:p text:style-name="P92"><text:tab/><text:span text:style-name="T31">path('a</text:span><text:span text:style-name="T32">rticles</text:span><text:span text:style-name="T31">/',</text:span><text:span text:style-name="T33">include(‘articles.urls’)</text:span><text:span text:style-name="T31">),</text:span></text:p>
      <text:p text:style-name="P92"><text:tab/>path('about/',views.about),</text:p>
      <text:p text:style-name="P92"><text:tab/>path('',views.homepage),</text:p>
      <text:p text:style-name="P85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1">articles</text:span> folder open <text:span text:style-name="T21">models.py.</text:span></text:p>
      <text:p text:style-name="P35"/>
      <text:p text:style-name="P35">Create a class</text:p>
      <text:p text:style-name="P35"/>
      <text:p text:style-name="P89">class Article(models.Model):</text:p>
      <text:p text:style-name="P89"><text:tab/>title <text:span text:style-name="T35">= models.CharField(max_length=100)</text:span></text:p>
      <text:p text:style-name="P89"><text:tab/>slug <text:span text:style-name="T35">= models.SlugField()</text:span></text:p>
      <text:p text:style-name="P89"><text:tab/>body <text:span text:style-name="T35">= models.TextField()</text:span></text:p>
      <text:p text:style-name="P89"><text:tab/>date <text:span text:style-name="T35">= model.DateTimeField(auto_now_add=True)</text:span></text:p>
      <text:p text:style-name="P89"><text:tab/><text:span text:style-name="T31">#add in thumbnail later</text:span></text:p>
      <text:p text:style-name="P89"><text:tab/><text:span text:style-name="T31">#add in author later</text:span></text:p>
      <text:p text:style-name="P39"/>
      <text:p text:style-name="P12"/>
      <text:p text:style-name="P12"/>
      <text:p text:style-name="P102">video 7 <text:span text:style-name="T36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1">articles/migrations</text:span> folder. <text:span text:style-name="T1">We now want to mirror this to a database table called <text:s/></text:span><text:span text:style-name="T23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103">video 8 <text:span text:style-name="T36">Django ORM </text:span><text:span text:style-name="T37">(Object Relational Mapper)</text:span></text:p>
      <text:p text:style-name="P105"/>
      <text:p text:style-name="P105"/>
      <text:p text:style-name="P107">This video covers using python to interact between the models and the database</text:p>
      <text:p text:style-name="P105"/>
      <text:p text:style-name="P106">(django_env) <text:a xlink:type="simple" xlink:href="mailto:nigel@nigel-SATELLITE-PRO-C50-A-1E6" text:style-name="Internet_20_link" text:visited-style-name="Visited_20_Internet_20_Link"><text:span text:style-name="T25">nigel@nigel-SATELLITE-PRO-C50-A-1E6</text:span></text:a><text:span text:style-name="T25">:~/Docu <text:s/>------ </text:span><text:span text:style-name="T27">$</text:span> python manage.py shell</text:p>
      <text:p text:style-name="P106">Python 3.8.10 (default, Sep 28 2021, 16:10:42) </text:p>
      <text:p text:style-name="P106">[GCC 9.3.0] on linux</text:p>
      <text:p text:style-name="P106">Type "help", "copyright", "credits" or "license" for more information.</text:p>
      <text:p text:style-name="P106">(InteractiveConsole)</text:p>
      <text:p text:style-name="P106">&gt;&gt;&gt; from articles.models import Article</text:p>
      <text:p text:style-name="P106">&gt;&gt;&gt; Article</text:p>
      <text:p text:style-name="P106">&lt;class 'articles.models.Article'&gt;</text:p>
      <text:p text:style-name="P106">&gt;&gt;&gt; Article.objects.all()</text:p>
      <text:p text:style-name="P106">&lt;QuerySet []&gt;</text:p>
      <text:p text:style-name="P106">&gt;&gt;&gt; article = Article()</text:p>
      <text:p text:style-name="P106">&gt;&gt;&gt; article</text:p>
      <text:p text:style-name="P106">&lt;Article: Article object (None)&gt;</text:p>
      <text:p text:style-name="P106">&gt;&gt;&gt; article.title = "hello world"</text:p>
      <text:p text:style-name="P106">&gt;&gt;&gt; article</text:p>
      <text:p text:style-name="P106">&lt;Article: Article object (None)&gt;</text:p>
      <text:p text:style-name="P106">&gt;&gt;&gt; article.title</text:p>
      <text:p text:style-name="P106">'hello world'</text:p>
      <text:p text:style-name="P106">&gt;&gt;&gt; article.save()</text:p>
      <text:p text:style-name="P106">&gt;&gt;&gt; Article.object.all()</text:p>
      <text:p text:style-name="P106">Traceback (most recent call last):</text:p>
      <text:p text:style-name="P106"><text:soft-page-break/><text:s text:c="2"/>File "&lt;console&gt;", line 1, in &lt;module&gt;</text:p>
      <text:p text:style-name="P106">AttributeError: type object 'Article' has no attribute 'object'</text:p>
      <text:p text:style-name="P106">&gt;&gt;&gt; Article.objects.all()</text:p>
      <text:p text:style-name="P106">&lt;QuerySet [&lt;Article: Article object (1)&gt;]&gt;</text:p>
      <text:p text:style-name="P106">&gt;&gt;&gt; Article.objects.all()[0].title</text:p>
      <text:p text:style-name="P106">'hello world'</text:p>
      <text:p text:style-name="P106">&gt;&gt;&gt; </text:p>
      <text:p text:style-name="P106">[1]+ <text:s/>Stopped <text:s text:c="16"/>python manage.py shell</text:p>
      <text:p text:style-name="P106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106">Python 3.8.10 (default, Sep 28 2021, 16:10:42) </text:p>
      <text:p text:style-name="P106">[GCC 9.3.0] on linux</text:p>
      <text:p text:style-name="P106">Type "help", "copyright", "credits" or "license" for more information.</text:p>
      <text:p text:style-name="P106">(InteractiveConsole)</text:p>
      <text:p text:style-name="P106">&gt;&gt;&gt; from articles.models import Article</text:p>
      <text:p text:style-name="P106">&gt;&gt;&gt; Article.objects.all()</text:p>
      <text:p text:style-name="P106">&lt;QuerySet [&lt;Article: hello world&gt;]&gt;</text:p>
      <text:p text:style-name="P106">&gt;&gt;&gt; article2 = Article()</text:p>
      <text:p text:style-name="P106">&gt;&gt;&gt; article2.title = "Django Rules"</text:p>
      <text:p text:style-name="P106">&gt;&gt;&gt; article2.save()</text:p>
      <text:p text:style-name="P106">&gt;&gt;&gt; Article.objects.all()</text:p>
      <text:p text:style-name="P106">&lt;QuerySet [&lt;Article: hello world&gt;, &lt;Article: Django Rules&gt;]&gt;</text:p>
      <text:p text:style-name="P106">&gt;&gt;&gt; </text:p>
      <text:p text:style-name="P108"/>
      <text:p text:style-name="P109"/>
      <text:p text:style-name="P109"/>
      <text:p text:style-name="P109"/>
      <text:p text:style-name="P116">video 9 Django Admin</text:p>
      <text:p text:style-name="P110">password = <text:span text:style-name="T38">M</text:span>ypassword1</text:p>
      <text:p text:style-name="P110"/>
      <text:p text:style-name="P111">CMS = Content Management System</text:p>
      <text:p text:style-name="P110"/>
      <text:p text:style-name="P110"/>
      <text:p text:style-name="P112">Starts by running the server, going to the webpage and setting admin/ which will display the admin page.</text:p>
      <text:p text:style-name="P112">Into the terminal and ctrl C to exit.</text:p>
      <text:p text:style-name="P112"/>
      <text:p text:style-name="P118"><text:span text:style-name="T41">$ </text:span>python manage.py createsuperuser</text:p>
      <text:p text:style-name="P112"/>
      <text:p text:style-name="P112"><text:span text:style-name="T39">G</text:span>o through name, email (not required) and password (see above)</text:p>
      <text:p text:style-name="P111">Run server, back to the webpage and log in.</text:p>
      <text:p text:style-name="P111"/>
      <text:p text:style-name="P111"><text:soft-page-break/>Displays Groups and Users, but we want our models to be displayed as well, so we must register them.</text:p>
      <text:p text:style-name="P111"/>
      <text:p text:style-name="P111">To do this, open <text:span text:style-name="T21">articles/admin.py</text:span> and add the following</text:p>
      <text:p text:style-name="P111"/>
      <text:p text:style-name="P93">from .models import Article</text:p>
      <text:p text:style-name="P93"/>
      <text:p text:style-name="P93">admin.site.register<text:span text:style-name="T40">(Article)</text:span></text:p>
      <text:p text:style-name="P111"/>
      <text:p text:style-name="P113">Now when we run server we will see articles added to the admin page.</text:p>
      <text:p text:style-name="P113">By selecting one of the articles we can enter and change data in the data fields. We can also add a new article.</text:p>
      <text:p text:style-name="P113"/>
      <text:p text:style-name="P113"/>
      <text:p text:style-name="P113"/>
      <text:p text:style-name="P117">video 10 Template Tags</text:p>
      <text:p text:style-name="P113"/>
      <text:p text:style-name="P113"/>
      <text:p text:style-name="P114">Now we want to arrange for our articles to be listed on the articles page.</text:p>
      <text:p text:style-name="P114"/>
      <text:p text:style-name="P115">First go to the <text:span text:style-name="T21">articles/views.py</text:span> file and import the Article <text:span text:style-name="T42">class then add to the article_list function as below.</text:span></text:p>
      <text:p text:style-name="P111"/>
      <text:p text:style-name="P111"/>
      <text:p text:style-name="P86">def article_list(request):</text:p>
      <text:p text:style-name="P88"><text:tab/><text:span text:style-name="T31">articles = Article.objects.all().order_by(“date”)</text:span></text:p>
      <text:p text:style-name="P130"><text:span text:style-name="T43"><text:tab/>return render(request,’articles/article_list.html’</text:span><text:span text:style-name="T44">{“articles:articles}</text:span><text:span text:style-name="T43">)</text:span></text:p>
      <text:p text:style-name="P71"/>
      <text:p text:style-name="P40"><text:span text:style-name="T46">T</text:span><text:span text:style-name="T45">his instantiates articles in the Article class The order_by at the end is an option, in this case to order by date.</text:span></text:p>
      <text:p text:style-name="P41"/>
      <text:p text:style-name="P41">Next open <text:span text:style-name="T21">articles_list.html</text:span></text:p>
      <text:p text:style-name="P41"/>
      <text:p text:style-name="P41"/>
      <text:p text:style-name="P73">video 11 Model Methods</text:p>
      <text:p text:style-name="P42"/>
      <text:p text:style-name="P42">Creates a function in <text:span text:style-name="T21">articles/models.py</text:span> called “snippets” to show th first n characters of the text in the articles list and add a row of continuation dots</text:p>
      <text:p text:style-name="P42"/>
      <text:p text:style-name="P42"/>
      <text:p text:style-name="P72"><text:span text:style-name="T45">video 12 </text:span><text:span text:style-name="T47">Static Files and Images</text:span></text:p>
      <text:p text:style-name="P44"/>
      <text:p text:style-name="P45">In the main <text:span text:style-name="T21">urls.py</text:span> file we insert</text:p>
      <text:p text:style-name="P45"/>
      <text:p text:style-name="P131">from django.contrib.<text:span text:style-name="T48">staticfiles.urls import staticfiles_urlpatterns</text:span></text:p>
      <text:p text:style-name="P45"/>
      <text:p text:style-name="P46">and</text:p>
      <text:p text:style-name="P46"/>
      <text:p text:style-name="P132">urlpatterns +=staticfiles_urlpatterns()</text:p>
      <text:p text:style-name="P44"/>
      <text:p text:style-name="P46">This appends the static url patterns so we can access the static files</text:p>
      <text:p text:style-name="P47">Check browser tabs for 2 or 3 changes required to the video version to get things to work.</text:p>
      <text:p text:style-name="P48">Next go to settings and find</text:p>
      <text:p text:style-name="P48"><text:soft-page-break/></text:p>
      <text:p text:style-name="P48"><text:span text:style-name="T50">STATIC_URL =’/static/’</text:span><text:span text:style-name="T49"> </text:span><text:s text:c="14"/>and add below</text:p>
      <text:p text:style-name="P48"/>
      <text:p text:style-name="P133">STATICFILES_DIRS = (</text:p>
      <text:p text:style-name="P133"><text:s text:c="5"/>os.path.join(BASE_DIR,’assets’),</text:p>
      <text:p text:style-name="P137">)</text:p>
      <text:p text:style-name="P48"/>
      <text:p text:style-name="P48">This sets up the path to the static files</text:p>
      <text:p text:style-name="P48"/>
      <text:p text:style-name="P98"><text:span text:style-name="T51">Note ***</text:span>This does not work with the latest Django. To fix it add right at the top</text:p>
      <text:p text:style-name="P48"/>
      <text:p text:style-name="P133">import os</text:p>
      <text:p text:style-name="P48"/>
      <text:p text:style-name="P49"/>
      <text:p text:style-name="P49">Next create an <text:span text:style-name="T21">assets</text:span> folder under the main project folder and inside create <text:span text:style-name="T21">styles.css</text:span></text:p>
      <text:p text:style-name="P48"/>
      <text:p text:style-name="P50">Now go to article_list.html and at the top we add the static module in a template tag.</text:p>
      <text:p text:style-name="P50"/>
      <text:p text:style-name="P50"><text:span text:style-name="T56">Note***The video gives</text:span> <text:span text:style-name="T50">{%load static from staticfiles %}</text:span> <text:span text:style-name="T56">this does not work and requires.</text:span></text:p>
      <text:p text:style-name="P50"/>
      <text:p text:style-name="P134">{%load static%}</text:p>
      <text:p text:style-name="P44"/>
      <text:p text:style-name="P50">Under the title line goes</text:p>
      <text:p text:style-name="P50"/>
      <text:p text:style-name="P134">&lt;link rel=”stylesheet” href=”<text:span text:style-name="T52">{%static’styles.css’%}”&gt;</text:span></text:p>
      <text:p text:style-name="P50"/>
      <text:p text:style-name="P51">Next create the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74">Video 13 Extending Templates</text:p>
      <text:p text:style-name="P43"/>
      <text:p text:style-name="P52">Extending templates lets you create a base <text:span text:style-name="T53">template containing headers and footers and uses template tags to insert the body into the base.</text:span></text:p>
      <text:p text:style-name="P52"/>
      <text:p text:style-name="P59">Create <text:span text:style-name="T56">base_layout.html</text:span> in the main template folder</text:p>
      <text:p text:style-name="P52"/>
      <text:p text:style-name="P59">In the base_layout.html file between the body tags we inset</text:p>
      <text:p text:style-name="P59"/>
      <text:p text:style-name="P149"><text:bookmark text:name="555f"/><text:span text:style-name="Strong_20_Emphasis">&lt;div class="wrapper"&gt;</text:span></text:p>
      <text:p text:style-name="P141">{% block content %}</text:p>
      <text:p text:style-name="P138">{% endblock %}</text:p>
      <text:p text:style-name="P53"/>
      <text:p text:style-name="P60">The aticles_list.html file has</text:p>
      <text:p text:style-name="P53"/>
      <text:p text:style-name="P140">{% extends "base_layout.html" %}<text:span text:style-name="T15"> <text:s text:c="2"/></text:span><text:span text:style-name="T16">added to</text:span><text:span text:style-name="T15"> the <text:s/>top of the file</text:span></text:p>
      <text:p text:style-name="P69"/>
      <text:p text:style-name="P70">together with <text:span text:style-name="T57">the two tags below surrounding the content of the file.</text:span></text:p>
      <text:p text:style-name="P70"/>
      <text:p text:style-name="P142">{% block content %}</text:p>
      <text:p text:style-name="P142"/>
      <text:p text:style-name="P139">{% endblock %}</text:p>
      <text:p text:style-name="P53"/>
      <text:p text:style-name="P53"><text:soft-page-break/></text:p>
      <text:p text:style-name="P53"/>
      <text:p text:style-name="P53"/>
      <text:p text:style-name="P75">Video 14 <text:s/>URL Parameters and RegEx</text:p>
      <text:p text:style-name="P53"/>
      <text:p text:style-name="P55">This captures the slug entere<text:span text:style-name="T55">d</text:span> by the user</text:p>
      <text:p text:style-name="P55"/>
      <text:p text:style-name="P55">A function called article_detail is added to the articles/views.py file</text:p>
      <text:p text:style-name="P55"/>
      <text:p text:style-name="P55"/>
      <text:p text:style-name="P56">Next go to articles/urls.py</text:p>
      <text:p text:style-name="P56"/>
      <text:p text:style-name="P56">At the top amend the following</text:p>
      <text:p text:style-name="P56"/>
      <text:p text:style-name="P140">from django.urls import path,</text:p>
      <text:p text:style-name="P57">to</text:p>
      <text:p text:style-name="P136">from django.urls import path, re_path</text:p>
      <text:p text:style-name="P53"/>
      <text:p text:style-name="P53"/>
      <text:p text:style-name="P56"><text:span text:style-name="T54">Then we add the url for the slug. </text:span><text:span text:style-name="T24">A</text:span><text:span text:style-name="T21">ccording to the video we input</text:span></text:p>
      <text:p text:style-name="P56"/>
      <text:p text:style-name="P135">url(r’^(?P&lt;slug&gt;[\w-]+)/$’,views.article_detail),</text:p>
      <text:p text:style-name="P56"/>
      <text:p text:style-name="P99">This should be</text:p>
      <text:p text:style-name="P56"/>
      <text:p text:style-name="P140">re_path(r'^(?P&lt;slug&gt;[\w-]+)/$',views.article_detail),</text:p>
      <text:p text:style-name="P143"/>
      <text:p text:style-name="P54"/>
      <text:p text:style-name="P53"/>
      <text:p text:style-name="P53"/>
      <text:p text:style-name="P76">video 15 URL Tags and Name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7">video 16 Article Detail Page</text:p>
      <text:p text:style-name="P58"/>
      <text:p text:style-name="P58"/>
      <text:p text:style-name="P58"/>
      <text:p text:style-name="P58"/>
      <text:p text:style-name="P58"/>
      <text:p text:style-name="P58"/>
      <text:p text:style-name="P78">video 17 Uploading Media</text:p>
      <text:p text:style-name="P58"/>
      <text:p text:style-name="P144"/>
      <text:p text:style-name="P61">Into settings at bottom</text:p>
      <text:p text:style-name="P61"/>
      <text:p text:style-name="P61">MEDIA_URL=’/media/’</text:p>
      <text:p text:style-name="P61"/>
      <text:p text:style-name="P61"><text:soft-page-break/>MEDIA_ROOT=os.path.join(BASE_DIR,’media,)</text:p>
      <text:p text:style-name="P61"/>
      <text:p text:style-name="P61"/>
      <text:p text:style-name="P62">Next to the main urls.py file</text:p>
      <text:p text:style-name="P62"/>
      <text:p text:style-name="P146"><text:span text:style-name="T60">from</text:span> <text:span text:style-name="T61">django</text:span>.<text:span text:style-name="T61">conf</text:span>.<text:span text:style-name="T61">urls</text:span>.<text:span text:style-name="T61">static</text:span> <text:span text:style-name="T60">import</text:span> <text:span text:style-name="T59">static</text:span></text:p>
      <text:p text:style-name="P145"><text:span text:style-name="T60">from</text:span> <text:span text:style-name="T61">django</text:span>.<text:span text:style-name="T61">conf</text:span> <text:span text:style-name="T60">import</text:span> <text:span text:style-name="T58">settings</text:span></text:p>
      <text:p text:style-name="P62"/>
      <text:p text:style-name="P62">at the bottom</text:p>
      <text:p text:style-name="P146"><text:span text:style-name="T58">urlpatterns</text:span> += <text:span text:style-name="T59">static</text:span>(<text:span text:style-name="T58">settings</text:span>.MEDIA_URL,<text:span text:style-name="T58">document_root</text:span>=<text:span text:style-name="T58">settings</text:span>.MEDIA_ROOT)</text:p>
      <text:p text:style-name="P62"/>
      <text:p text:style-name="P63">Goto models and add a thumb field</text:p>
      <text:p text:style-name="P63"/>
      <text:p text:style-name="P147"><text:span text:style-name="T58">thumb</text:span> = <text:span text:style-name="T61">models</text:span>.<text:span text:style-name="T61">ImageField</text:span>(<text:span text:style-name="T58">default</text:span>=<text:span text:style-name="T62">'default.png'</text:span>,<text:span text:style-name="T58">blank</text:span>=<text:span text:style-name="T63">True</text:span>)</text:p>
      <text:p text:style-name="P63"/>
      <text:p text:style-name="P63">Now do makemigrations. This does not work as we need Pillow installed to handle images fields.</text:p>
      <text:p text:style-name="P63">Run ‘pip install Pillow’ followed by makemigrations and migrate.</text:p>
      <text:p text:style-name="P63"/>
      <text:p text:style-name="P63">Now if we run the server and go to the Admin page. Add a new article <text:span text:style-name="T64">which will now show the extra thumb field. Insert an image which will create a media folder with the image file in it.</text:span></text:p>
      <text:p text:style-name="P63"/>
      <text:p text:style-name="P64">We now add it to the article_detail.html with</text:p>
      <text:p text:style-name="P64"/>
      <text:p text:style-name="P148"><text:span text:style-name="T65">&lt;</text:span><text:span text:style-name="T63">img</text:span> <text:span text:style-name="T58">src</text:span>=<text:span text:style-name="T62">'{{article.thumb.url}}'</text:span><text:span text:style-name="T65">&gt;</text:span></text:p>
      <text:p text:style-name="P64"/>
      <text:p text:style-name="P61"/>
      <text:p text:style-name="P61"/>
      <text:p text:style-name="P61"/>
      <text:p text:style-name="P79">video 18 Accounts App</text:p>
      <text:p text:style-name="P65"/>
      <text:p text:style-name="P61"/>
      <text:p text:style-name="P61"/>
      <text:p text:style-name="P61"/>
      <text:p text:style-name="P80">video 19 <text:s/>User Creation Form</text:p>
      <text:p text:style-name="P66"/>
      <text:p text:style-name="P66"/>
      <text:p text:style-name="P66"/>
      <text:p text:style-name="P66"/>
      <text:p text:style-name="P81">video 20 Saving Users</text:p>
      <text:p text:style-name="P61"/>
      <text:p text:style-name="P61"/>
      <text:p text:style-name="P67">csrf token required for security reasons to show that the request is from our app</text:p>
      <text:p text:style-name="P61"/>
      <text:p text:style-name="P61"/>
      <text:p text:style-name="P82">video 21 Login Form</text:p>
      <text:p text:style-name="P68"/>
      <text:p text:style-name="P61"/>
      <text:p text:style-name="P61"/>
      <text:p text:style-name="P61"/>
      <text:p text:style-name="P83">video 22 Logging Users in</text:p>
      <text:p text:style-name="P61"/>
      <text:p text:style-name="P61"><text:soft-page-break/></text:p>
      <text:p text:style-name="P61"/>
      <text:p text:style-name="P61"/>
      <text:p text:style-name="P153">video 23 Logging Users Out</text:p>
      <text:p text:style-name="P61"/>
      <text:p text:style-name="P151">Section below in base_layout. Top line gave error with template tag “Template tag not registered or loaded”</text:p>
      <text:p text:style-name="P61"/>
      <text:p text:style-name="P61"><text:s text:c="24"/>&lt;form class="logout-link"action="{% url'accounts:logout' %}"method="post"&gt;</text:p>
      <text:p text:style-name="P61"><text:s text:c="28"/>{% csrf_token %}</text:p>
      <text:p text:style-name="P61"><text:s text:c="28"/>&lt;button type="submit"&gt;Logout&lt;/button&gt;</text:p>
      <text:p text:style-name="P61"><text:s text:c="24"/>&lt;/form&gt;</text:p>
      <text:p text:style-name="P61"/>
      <text:p text:style-name="P151">Couldn’t find any error so changed it to</text:p>
      <text:p text:style-name="P151"/>
      <text:p text:style-name="P151"><text:s text:c="24"/>&lt;form class="logout-link"action="/accounts/logout"method="post"&gt;</text:p>
      <text:p text:style-name="P151"><text:s text:c="28"/>{% csrf_token %}</text:p>
      <text:p text:style-name="P151"><text:s text:c="28"/>&lt;button type="submit"&gt;Logout&lt;/button&gt;</text:p>
      <text:p text:style-name="P151"><text:s text:c="24"/>&lt;/form&gt;</text:p>
      <text:p text:style-name="P151"/>
      <text:p text:style-name="P151">and it seems to be working ok so far.</text:p>
      <text:p text:style-name="P151"/>
      <text:p text:style-name="P151"/>
      <text:p text:style-name="P151"/>
      <text:p text:style-name="P154">Video 24 Requiring Log-in</text:p>
      <text:p text:style-name="P152"/>
      <text:p text:style-name="P152"/>
      <text:p text:style-name="P152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2-01T20:54:25.401007359</dc:date>
    <meta:editing-duration>PT7H43M54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0" meta:paragraph-count="238" meta:word-count="1626" meta:character-count="11125" meta:non-whitespace-character-count="9426"/>
  </office:meta>
</office:document-meta>
</file>